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ExpressionParsingTests.testParsingNormalExpressionThroughTempl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ExpressionParsingTests.testClashingWith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mplateExpressionParsingTests.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xpressionParsingTests.testParsingSimpleTemplateExpressio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mplateExpressionParsingTests.testNested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mplateExpressionParsingTests.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xpressionParsingTests.testParsingSimpleTemplateExpress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ExpressionParsingTests.testError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lateExpressionParsingTests.testParsingSimpleTemplateExpressio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ExpressionParsingTests.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xpressionParsingTests.testParsingSimpleTemplateExpress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ExpressionParsingTests.testTemplatePars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lateExpressionParsingTests.testCompositeString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